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2" svg:font-family="Arial" style:font-adornments="Regular" style:font-family-generic="swiss"/>
    <style:font-face style:name="Palatino" svg:font-family="Palatino, 'Book Antiqua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1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3126in" fo:text-align="center" style:justify-single-word="false" fo:text-indent="0in" style:auto-text-indent="false"/>
    </style:style>
    <style:style style:name="P2" style:family="paragraph" style:parent-style-name="Teri">
      <style:paragraph-properties fo:text-align="center" style:justify-single-word="false" fo:padding-left="0.0555in" fo:padding-right="0.0555in" fo:padding-top="0.0138in" fo:padding-bottom="0.0138in" fo:border="0.51pt solid #000000"/>
      <style:text-properties style:font-name="Arial1" fo:font-size="12pt" fo:font-style="normal" fo:font-weight="bold" style:font-size-asian="12pt" style:font-style-asian="normal" style:font-weight-asian="bold" style:font-name-complex="Liberation Sans2" style:font-size-complex="12pt" style:font-style-complex="normal" style:font-weight-complex="bold"/>
    </style:style>
    <style:style style:name="P3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1in"/>
          <style:tab-stop style:position="1.5in"/>
          <style:tab-stop style:position="2.8126in"/>
        </style:tab-stops>
      </style:paragraph-properties>
      <style:text-properties style:font-name="Arial1"/>
    </style:style>
    <style:style style:name="P4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0.5in"/>
          <style:tab-stop style:position="1in"/>
          <style:tab-stop style:position="1.5in"/>
          <style:tab-stop style:position="2.8126in"/>
        </style:tab-stops>
      </style:paragraph-properties>
      <style:text-properties style:font-name="Arial1"/>
    </style:style>
    <style:style style:name="P5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0.5in"/>
          <style:tab-stop style:position="1in"/>
          <style:tab-stop style:position="1.5in"/>
          <style:tab-stop style:position="2.8126in"/>
        </style:tab-stops>
      </style:paragraph-properties>
      <style:text-properties style:font-name="Arial1" fo:font-size="10pt" fo:font-weight="normal" style:font-size-asian="10pt" style:font-weight-asian="normal" style:font-name-complex="Liberation Sans2" style:font-size-complex="10pt" style:font-weight-complex="normal"/>
    </style:style>
    <style:style style:name="P6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1in"/>
          <style:tab-stop style:position="1.5in"/>
          <style:tab-stop style:position="2.8126in"/>
        </style:tab-stops>
      </style:paragraph-properties>
      <style:text-properties fo:color="#000000" style:font-name="Arial1" fo:font-size="10pt" fo:font-style="italic" fo:font-weight="normal" style:font-size-asian="10pt" style:font-style-asian="italic" style:font-weight-asian="normal" style:font-name-complex="Liberation Sans2" style:font-size-complex="10pt" style:font-style-complex="italic" style:font-weight-complex="normal"/>
    </style:style>
    <style:style style:name="P7" style:family="paragraph" style:parent-style-name="TOP_20_LINE">
      <style:text-properties style:font-name="Arial1" fo:font-size="10pt" fo:text-shadow="none" fo:font-weight="normal" style:font-size-asian="10pt" style:font-weight-asian="normal" style:font-name-complex="Liberation Sans2" style:font-size-complex="10pt" style:font-weight-complex="normal"/>
    </style:style>
    <style:style style:name="P8" style:family="paragraph" style:parent-style-name="Teri">
      <style:paragraph-properties fo:text-align="center" style:justify-single-word="false"/>
      <style:text-properties style:font-name="Arial1" fo:font-size="6pt" fo:font-style="normal" fo:font-weight="bold" style:font-size-asian="5.25pt" style:font-style-asian="normal" style:font-weight-asian="bold" style:font-name-complex="Liberation Sans2" style:font-size-complex="6pt" style:font-style-complex="normal" style:font-weight-complex="bold"/>
    </style:style>
    <style:style style:name="P9" style:family="paragraph" style:parent-style-name="Teri">
      <style:text-properties style:font-name="Arial1" officeooo:rsid="000516d0" officeooo:paragraph-rsid="000516d0"/>
    </style:style>
    <style:style style:name="P10" style:family="paragraph" style:parent-style-name="Teri">
      <style:text-properties fo:color="#ffffff" style:font-name="Arial1" fo:font-weight="bold" officeooo:rsid="000516d0" officeooo:paragraph-rsid="000516d0" fo:background-color="#000000" style:font-weight-asian="bold" style:font-weight-complex="bold"/>
    </style:style>
    <style:style style:name="P11" style:family="paragraph" style:parent-style-name="Text_20_body">
      <style:text-properties style:font-name="Arial1" fo:font-size="6pt" fo:font-weight="normal" style:font-size-asian="6pt" style:font-weight-asian="normal" style:font-name-complex="Liberation Sans2" style:font-size-complex="6pt" style:font-weight-complex="normal"/>
    </style:style>
    <style:style style:name="P12" style:family="paragraph" style:parent-style-name="Body_20_Text_20_2">
      <style:text-properties style:font-name="Arial1" officeooo:paragraph-rsid="000516d0"/>
    </style:style>
    <style:style style:name="P13" style:family="paragraph" style:parent-style-name="Body_20_Text_20_2">
      <style:text-properties style:font-name="Arial1" fo:font-size="10pt" style:text-underline-style="solid" style:text-underline-width="auto" style:text-underline-color="font-color" fo:font-weight="normal" style:font-size-asian="10pt" style:font-weight-asian="normal" style:font-name-complex="Liberation Sans2" style:font-size-complex="10pt" style:font-weight-complex="normal"/>
    </style:style>
    <style:style style:name="P14" style:family="paragraph" style:parent-style-name="Standard">
      <style:text-properties style:font-name="Arial1"/>
    </style:style>
    <style:style style:name="P15" style:family="paragraph" style:parent-style-name="Standard">
      <style:text-properties style:font-name="Arial1" officeooo:paragraph-rsid="001a0a21"/>
    </style:style>
    <style:style style:name="P16" style:family="paragraph" style:parent-style-name="Standard">
      <style:text-properties style:font-name="Arial1" fo:font-size="12pt" fo:font-weight="normal" style:font-size-asian="12pt" style:font-weight-asian="normal" style:font-name-complex="Liberation Sans2" style:font-size-complex="12pt" style:font-weight-complex="normal"/>
    </style:style>
    <style:style style:name="P17" style:family="paragraph" style:parent-style-name="Standard">
      <style:paragraph-properties>
        <style:tab-stops>
          <style:tab-stop style:position="2.5in"/>
          <style:tab-stop style:position="3.25in"/>
          <style:tab-stop style:position="3.4307in"/>
        </style:tab-stops>
      </style:paragraph-properties>
      <style:text-properties style:font-name="Arial1" fo:font-size="5pt" fo:font-weight="normal" style:font-size-asian="5pt" style:font-weight-asian="normal" style:font-name-complex="Liberation Sans2" style:font-weight-complex="normal"/>
    </style:style>
    <style:style style:name="P18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Arial1"/>
    </style:style>
    <style:style style:name="P19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Arial1" officeooo:paragraph-rsid="000da241"/>
    </style:style>
    <style:style style:name="P20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Arial1" fo:font-size="8pt" fo:font-weight="normal" style:font-size-asian="8pt" style:font-weight-asian="normal" style:font-name-complex="Liberation Sans2" style:font-size-complex="8pt" style:font-weight-complex="normal"/>
    </style:style>
    <style:style style:name="P21" style:family="paragraph" style:parent-style-name="Standard">
      <style:paragraph-properties fo:margin-left="0.4374in" fo:margin-right="0.1874in" fo:text-indent="0in" style:auto-text-indent="false">
        <style:tab-stops>
          <style:tab-stop style:position="0.4374in"/>
          <style:tab-stop style:position="2.5in"/>
          <style:tab-stop style:position="3.25in"/>
          <style:tab-stop style:position="3.4307in"/>
        </style:tab-stops>
      </style:paragraph-properties>
      <style:text-properties style:font-name="Arial1" fo:font-size="11pt" fo:font-style="normal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.25in" fo:margin-right="0in" fo:text-indent="0in" style:auto-text-indent="false"/>
      <style:text-properties style:font-name="Arial1" fo:font-size="12pt" fo:font-weight="normal" style:font-size-asian="12pt" style:font-weight-asian="normal" style:font-name-complex="Liberation Sans2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Arial1" fo:font-size="10pt" officeooo:paragraph-rsid="001c2497" style:font-size-asian="10pt" style:font-size-complex="10pt"/>
    </style:style>
    <style:style style:name="P24" style:family="paragraph" style:parent-style-name="Standard" style:list-style-name="WW8Num4">
      <style:paragraph-properties fo:margin-left="0.5in" fo:margin-right="-0.3126in" fo:text-indent="-0.25in" style:auto-text-indent="false" fo:padding-left="0.1807in" fo:padding-right="0in" fo:padding-top="0.0555in" fo:padding-bottom="0in" fo:border="0.51pt solid #000000"/>
      <style:text-properties style:font-name="Arial1" fo:font-size="11pt" fo:font-style="normal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  <style:style style:name="P25" style:family="paragraph" style:parent-style-name="Standard">
      <style:paragraph-properties fo:margin-left="0.1252in" fo:margin-right="0.1874in" fo:text-align="start" style:justify-single-word="false" fo:text-indent="0in" style:auto-text-indent="false" style:border-line-width="0.0071in 0.0071in 0.0071in" fo:padding-left="0.0555in" fo:padding-right="0.0555in" fo:padding-top="0in" fo:padding-bottom="0.0417in" fo:border="1.5pt double #000001">
        <style:tab-stops>
          <style:tab-stop style:position="2.5in"/>
          <style:tab-stop style:position="3.25in"/>
          <style:tab-stop style:position="3.4307in"/>
        </style:tab-stops>
      </style:paragraph-properties>
      <style:text-properties style:font-name="Arial1" fo:font-size="10pt" officeooo:paragraph-rsid="001c2497" style:font-size-asian="10pt" style:font-size-complex="10pt"/>
    </style:style>
    <style:style style:name="P26" style:family="paragraph" style:parent-style-name="Standard">
      <style:paragraph-properties fo:margin-left="0.1252in" fo:margin-right="0.1874in" fo:text-align="center" style:justify-single-word="false" fo:text-indent="0in" style:auto-text-indent="false" style:border-line-width="0.0071in 0.0071in 0.0071in" fo:padding-left="0.0555in" fo:padding-right="0.0555in" fo:padding-top="0in" fo:padding-bottom="0.0417in" fo:border="1.5pt double #000001">
        <style:tab-stops>
          <style:tab-stop style:position="2.5in"/>
          <style:tab-stop style:position="3.25in"/>
          <style:tab-stop style:position="3.4307in"/>
        </style:tab-stops>
      </style:paragraph-properties>
      <style:text-properties fo:font-size="10pt" officeooo:paragraph-rsid="001c2497" style:font-size-asian="10pt" style:font-size-complex="10pt"/>
    </style:style>
    <style:style style:name="P27" style:family="paragraph" style:parent-style-name="Heading" style:master-page-name="Standard">
      <style:paragraph-properties style:page-number="auto" fo:padding-left="0.0555in" fo:padding-right="0.0555in" fo:padding-top="0.0138in" fo:padding-bottom="0.0138in" fo:border="0.51pt solid #000000"/>
    </style:style>
    <style:style style:name="P28" style:family="paragraph" style:parent-style-name="Heading_20_1">
      <style:paragraph-properties fo:padding-left="0.0555in" fo:padding-right="0.0555in" fo:padding-top="0.0138in" fo:padding-bottom="0.0138in" fo:border="0.51pt solid #000000"/>
      <style:text-properties style:font-name="Arial1" fo:font-size="14pt" style:text-underline-style="solid" style:text-underline-width="auto" style:text-underline-color="font-color" fo:font-weight="bold" style:font-size-asian="14pt" style:font-weight-asian="bold" style:font-name-complex="Liberation Sans2" style:font-size-complex="14pt" style:font-weight-complex="bold"/>
    </style:style>
    <style:style style:name="P29" style:family="paragraph" style:parent-style-name="TOP_20_LINE">
      <style:paragraph-properties fo:text-align="start" style:justify-single-word="false"/>
      <style:text-properties officeooo:paragraph-rsid="001c2497"/>
    </style:style>
    <style:style style:name="P30" style:family="paragraph" style:parent-style-name="TOP_20_LINE">
      <style:text-properties officeooo:paragraph-rsid="001c2497"/>
    </style:style>
    <style:style style:name="P31" style:family="paragraph" style:parent-style-name="Subtitle">
      <style:paragraph-properties fo:padding-left="0.0555in" fo:padding-right="0.0555in" fo:padding-top="0.0138in" fo:padding-bottom="0.0138in" fo:border="0.51pt solid #000000"/>
      <style:text-properties style:font-name="Arial1" fo:font-size="14pt" style:font-size-asian="14pt" style:font-size-complex="14pt"/>
    </style:style>
    <style:style style:name="P32" style:family="paragraph" style:parent-style-name="Block_20_Text" style:list-style-name="WW8Num3">
      <style:paragraph-properties>
        <style:tab-stops>
          <style:tab-stop style:position="0in"/>
          <style:tab-stop style:position="2.5in"/>
          <style:tab-stop style:position="3.25in"/>
          <style:tab-stop style:position="3.4307in"/>
        </style:tab-stops>
      </style:paragraph-properties>
      <style:text-properties style:font-name="Arial1" fo:font-size="11pt" fo:font-style="normal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  <style:style style:name="P33" style:family="paragraph" style:parent-style-name="Block_20_Text" style:list-style-name="WW8Num3">
      <style:paragraph-properties fo:padding-left="0.0555in" fo:padding-right="0.0555in" fo:padding-top="0.0138in" fo:padding-bottom="0.0138in" fo:border="0.51pt solid #000000">
        <style:tab-stops>
          <style:tab-stop style:position="0in"/>
          <style:tab-stop style:position="2.5in"/>
          <style:tab-stop style:position="3.25in"/>
          <style:tab-stop style:position="3.4307in"/>
        </style:tab-stops>
      </style:paragraph-properties>
      <style:text-properties style:font-name="Arial1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  <style:style style:name="P34" style:family="paragraph">
      <style:paragraph-properties fo:text-align="start"/>
      <style:text-properties fo:color="#000000" style:text-line-through-style="none" style:text-line-through-type="none" style:font-name="Arial2" fo:font-size="10pt" fo:font-style="normal" style:text-underline-style="none" fo:font-weight="normal"/>
    </style:style>
    <style:style style:name="P3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color="#ff0000" style:font-name="Arial1" fo:font-size="14pt" fo:font-style="normal" fo:font-weight="bold" style:font-size-asian="14pt" style:font-style-asian="normal" style:font-weight-asian="bold" style:font-name-complex="Liberation Sans2" style:font-size-complex="14pt" style:font-style-complex="normal" style:font-weight-complex="bold"/>
    </style:style>
    <style:style style:name="T2" style:family="text">
      <style:text-properties fo:color="#000000" fo:font-size="10pt" fo:font-weight="normal" style:font-size-asian="10pt" style:font-weight-asian="normal" style:font-name-complex="Liberation Sans2" style:font-size-complex="10pt" style:font-weight-complex="normal"/>
    </style:style>
    <style:style style:name="T3" style:family="text">
      <style:text-properties fo:color="#0000ff" fo:font-size="10pt" fo:font-weight="normal" style:font-size-asian="10pt" style:font-weight-asian="normal" style:font-name-complex="Liberation Sans2" style:font-size-complex="10pt" style:font-weight-complex="normal"/>
    </style:style>
    <style:style style:name="T4" style:family="text">
      <style:text-properties fo:color="#0000ff" fo:font-size="10pt" style:text-underline-style="solid" style:text-underline-width="auto" style:text-underline-color="font-color" fo:font-weight="normal" style:font-size-asian="10pt" style:font-weight-asian="normal" style:font-name-complex="Liberation Sans2" style:font-size-complex="10pt" style:font-weight-complex="normal"/>
    </style:style>
    <style:style style:name="T5" style:family="text">
      <style:text-properties fo:color="#0000ff" style:font-name="Arial1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Liberation Sans2" style:font-style-complex="italic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bold"/>
    </style:style>
    <style:style style:name="T8" style:family="text">
      <style:text-properties fo:font-size="12pt" fo:font-weight="normal" style:font-size-asian="12pt" style:font-weight-asian="normal" style:font-name-complex="Liberation Sans2" style:font-size-complex="12pt" style:font-weight-complex="normal"/>
    </style:style>
    <style:style style:name="T9" style:family="text">
      <style:text-properties fo:font-size="12pt" fo:font-weight="normal" officeooo:rsid="001a0a21" style:font-size-asian="12pt" style:font-weight-asian="normal" style:font-name-complex="Liberation Sans2" style:font-size-complex="12pt" style:font-weight-complex="normal"/>
    </style:style>
    <style:style style:name="T10" style:family="text">
      <style:text-properties fo:font-size="12pt" fo:font-weight="normal" style:font-size-asian="12pt" style:font-weight-asian="normal" style:font-name-complex="Liberation Sans2" style:font-size-complex="12pt" style:font-weight-complex="bold"/>
    </style:style>
    <style:style style:name="T11" style:family="text">
      <style:text-properties fo:font-size="10pt" fo:font-weight="normal" style:font-size-asian="10pt" style:font-weight-asian="normal" style:font-name-complex="Liberation Sans2" style:font-size-complex="10pt" style:font-weight-complex="normal"/>
    </style:style>
    <style:style style:name="T12" style:family="text">
      <style:text-properties fo:font-size="10pt" fo:font-weight="normal" style:font-size-asian="10pt" style:font-weight-asian="normal" style:font-name-complex="Liberation Sans2" style:font-size-complex="10pt" style:font-style-complex="italic" style:font-weight-complex="normal"/>
    </style:style>
    <style:style style:name="T13" style:family="text">
      <style:text-properties fo:font-size="10pt" style:text-underline-style="solid" style:text-underline-width="auto" style:text-underline-color="font-color" fo:font-weight="normal" style:font-size-asian="10pt" style:font-weight-asian="normal" style:font-name-complex="Liberation Sans2" style:font-size-complex="10pt" style:font-weight-complex="normal"/>
    </style:style>
    <style:style style:name="T14" style:family="text">
      <style:text-properties fo:font-size="10pt" fo:font-style="italic" style:text-underline-style="solid" style:text-underline-width="auto" style:text-underline-color="font-color" fo:font-weight="normal" style:font-name-asian="Liberation Sans2" style:font-size-asian="10pt" style:font-style-asian="italic" style:font-weight-asian="normal" style:font-name-complex="Liberation Sans2" style:font-size-complex="10pt" style:font-weight-complex="normal"/>
    </style:style>
    <style:style style:name="T15" style:family="text">
      <style:text-properties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Liberation Sans2" style:font-size-complex="10pt" style:font-weight-complex="normal"/>
    </style:style>
    <style:style style:name="T16" style:family="text">
      <style:text-properties style:font-name="Arial1" fo:font-size="14pt" fo:font-style="normal" fo:font-weight="bold" style:font-size-asian="14pt" style:font-style-asian="normal" style:font-weight-asian="bold" style:font-name-complex="Liberation Sans2" style:font-size-complex="14pt" style:font-style-complex="normal" style:font-weight-complex="bold"/>
    </style:style>
    <style:style style:name="T17" style:family="text">
      <style:text-properties style:font-name="Arial1" fo:font-size="10pt" fo:font-style="italic" fo:font-weight="normal" style:font-size-asian="10pt" style:font-style-asian="italic" style:font-weight-asian="normal" style:font-name-complex="Liberation Sans2" style:font-style-complex="italic" style:font-weight-complex="normal"/>
    </style:style>
    <style:style style:name="T18" style:family="text">
      <style:text-properties fo:font-weight="normal" style:font-weight-asian="normal" style:font-name-complex="Liberation Sans2" style:font-weight-complex="normal"/>
    </style:style>
    <style:style style:name="T19" style:family="text">
      <style:text-properties fo:font-weight="normal" style:font-name-asian="Liberation Sans2" style:font-weight-asian="normal" style:font-name-complex="Liberation Sans2" style:font-weight-complex="normal"/>
    </style:style>
    <style:style style:name="T20" style:family="text">
      <style:text-properties style:text-underline-style="solid" style:text-underline-width="auto" style:text-underline-color="font-color" fo:font-weight="normal" style:font-weight-asian="normal" style:font-name-complex="Liberation Sans2" style:font-weight-complex="normal"/>
    </style:style>
    <style:style style:name="T21" style:family="text">
      <style:text-properties style:text-underline-style="solid" style:text-underline-width="auto" style:text-underline-color="font-color" fo:font-weight="normal" officeooo:rsid="001c2497" style:font-weight-asian="normal" style:font-name-complex="Liberation Sans2" style:font-weight-complex="normal"/>
    </style:style>
    <style:style style:name="T22" style:family="text">
      <style:text-properties fo:font-style="italic" fo:font-weight="normal" style:font-style-asian="italic" style:font-weight-asian="normal" style:font-name-complex="Liberation Sans2" style:font-style-complex="italic" style:font-weight-complex="normal"/>
    </style:style>
    <style:style style:name="T23" style:family="text">
      <style:text-properties officeooo:rsid="001c2497"/>
    </style:style>
    <style:style style:name="T24" style:family="text">
      <style:text-properties style:font-name="Arial" fo:font-size="10pt" fo:font-weight="normal" style:font-size-asian="10pt" style:font-weight-asian="normal" style:font-name-complex="Liberation Sans1"/>
    </style:style>
    <style:style style:name="T25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Liberation Sans1"/>
    </style:style>
    <style:style style:name="T26" style:family="text">
      <style:text-properties style:font-name="Arial" fo:font-size="10pt" fo:text-shadow="none" fo:font-weight="normal" style:font-size-asian="10pt" style:font-weight-asian="normal" style:font-name-complex="Liberation Sans1"/>
    </style:style>
    <style:style style:name="T27" style:family="text">
      <style:text-properties style:font-name="Arial" fo:font-weight="normal" style:font-name-asian="Liberation Sans1" style:font-weight-asian="normal" style:font-name-complex="Liberation Sans1" style:font-weight-complex="normal"/>
    </style:style>
    <style:style style:name="T28" style:family="text">
      <style:text-properties style:font-name="Arial" fo:font-weight="normal" style:font-weight-asian="normal" style:font-name-complex="Liberation Sans1" style:font-weight-complex="normal"/>
    </style:style>
    <style:style style:name="T29" style:family="text">
      <style:text-properties style:font-name="Arial" fo:font-size="9pt" fo:font-weight="normal" style:font-size-asian="9pt" style:font-weight-asian="normal" style:font-name-complex="Liberation Sans1" style:font-size-complex="9pt"/>
    </style:style>
    <style:style style:name="T30" style:family="text">
      <style:text-properties style:font-name="Arial" fo:font-size="9pt" style:text-underline-style="solid" style:text-underline-width="auto" style:text-underline-color="font-color" fo:font-weight="normal" style:font-size-asian="9pt" style:font-weight-asian="normal" style:font-name-complex="Liberation Sans1" style:font-size-complex="9pt"/>
    </style:style>
    <style:style style:name="T31" style:family="text">
      <style:text-properties style:font-name="Arial" style:font-name-complex="Liberation Sans1"/>
    </style:style>
    <style:style style:name="T32" style:family="text">
      <style:text-properties style:font-name="Arial" fo:font-style="italic" fo:font-weight="normal" style:font-style-asian="italic" style:font-weight-asian="normal" style:font-name-complex="Liberation Sans1" style:font-style-complex="italic" style:font-weight-complex="normal"/>
    </style:style>
    <style:style style:name="T33" style:family="text">
      <style:text-properties style:font-name="Arial" style:text-underline-style="solid" style:text-underline-width="auto" style:text-underline-color="font-color" fo:font-weight="normal" style:font-weight-asian="normal" style:font-name-complex="Liberation Sans1" style:font-weight-complex="normal"/>
    </style:style>
    <style:style style:name="T34" style:family="text">
      <style:text-properties style:font-name="Arial" style:text-underline-style="solid" style:text-underline-width="auto" style:text-underline-color="font-color" fo:font-weight="bold" style:font-weight-asian="bold" style:font-name-complex="Liberation Sans1" style:font-weight-complex="normal"/>
    </style:style>
    <style:style style:name="T35" style:family="text">
      <style:text-properties fo:font-weight="bold" style:font-weight-asian="bold" style:font-name-complex="Liberation Sans2" style:font-weight-complex="bold"/>
    </style:style>
    <style:style style:name="gr1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" form:id="control2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5" form:id="control5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7" form:id="control7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8" form:id="control8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9" form:id="control9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0" form:id="control10" form:tab-index="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1" form:control-implementation="ooo:com.sun.star.form.component.CheckBox" xml:id="control11" form:id="control11" form:tab-index="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12" form:id="control12" form:tab-index="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13" form:id="control13" form:tab-index="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14" form:id="control14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5" form:id="control15" form:tab-index="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6" form:id="control16" form:tab-index="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7" form:id="control17" form:tab-index="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6">WASHINGTON APPLIED MATH COUNCIL </text:span><text:a xlink:type="simple" xlink:href="http://www.wa-appliedmath.org/" text:style-name="Internet_20_link" text:visited-style-name="Visited_20_Internet_20_Link"><text:span text:style-name="Internet_20_link"><text:span text:style-name="T1">www.wa-appliedmath.or</text:span></text:span></text:a><text:span text:style-name="T1">g</text:span></text:p>
      <text:p text:style-name="P31"><text:span text:style-name="T35">SUMMER CONFERENCE</text:span></text:p>
      <text:p text:style-name="P29"><text:span text:style-name="T24">Red Lion Hotels - Richland, Wa. <text:s text:c="4"/></text:span><text:span text:style-name="T25">Hotel Reservations:</text:span><text:span text:style-name="T24"> <text:s text:c="3"/>(509) 946-7611 </text:span><text:span text:style-name="T29">(WAMC Group Code – </text:span><text:span text:style-name="T30">ATTE0626</text:span><text:span text:style-name="T29">)</text:span></text:p>
      <text:p text:style-name="P30"><text:span text:style-name="T26">June 26 - June 30, 2017</text:span></text:p>
      <text:p text:style-name="P23"><text:span text:style-name="T27"><text:s/></text:span><text:span text:style-name="T28">(Monday - Friday)</text:span></text:p>
      <text:list xml:id="list4071977310856327098" text:style-name="WW8Num2">
        <text:list-item>
          <text:h text:style-name="P28" text:outline-level="1">Registration</text:h>
        </text:list-item>
      </text:list>
      <text:p text:style-name="P5">Send to: <text:s/>Washington Applied Math Council</text:p>
      <text:p text:style-name="P4"><text:span text:style-name="T11">PO BOX 171, Heisson, WA <text:s/>98622-0171 <text:s/></text:span><text:span text:style-name="T12">Phone: <text:s/>( 360) 687-1171) or Fax: <text:s/>(360) 666-1198</text:span></text:p>
      <text:p text:style-name="P3"><text:span text:style-name="T2">Email:</text:span><text:span text:style-name="T3"> </text:span><text:span text:style-name="T4">berickson@live.com</text:span></text:p>
      <text:p text:style-name="P6">Purchase Order (or P.O. Number) or payment MUST accompany Registration form!</text:p>
      <text:p text:style-name="P3"><text:span text:style-name="T14"><text:s/></text:span><text:span text:style-name="T15">Make checks payable to WAMC</text:span></text:p>
      <text:p text:style-name="P20"/>
      <text:p text:style-name="P18"><text:span text:style-name="T8">Name:</text:span><text:span text:style-name="T6"><draw:control text:anchor-type="as-char" draw:z-index="0" draw:style-name="gr1" draw:text-style-name="P34" svg:width="2.5004in" svg:height="0.2504in" draw:control="control1"/></text:span><text:span text:style-name="T8"><text:tab/>School District:</text:span><text:span text:style-name="T6"><draw:control text:anchor-type="as-char" draw:z-index="1" draw:style-name="gr1" draw:text-style-name="P34" svg:width="2.2406in" svg:height="0.2504in" draw:control="control2"/></text:span><text:span text:style-name="T8"> </text:span></text:p>
      <text:p text:style-name="P18"><text:span text:style-name="T8">Address: </text:span><text:span text:style-name="T6"><draw:control text:anchor-type="as-char" draw:z-index="2" draw:style-name="gr1" draw:text-style-name="P34" svg:width="2.5004in" svg:height="0.2504in" draw:control="control3"/></text:span><text:span text:style-name="T8">City, Zip: </text:span><text:span text:style-name="T6"><draw:control text:anchor-type="as-char" draw:z-index="3" draw:style-name="gr1" draw:text-style-name="P34" svg:width="2.5004in" svg:height="0.2504in" draw:control="control4"/></text:span></text:p>
      <text:p text:style-name="P19"><text:span text:style-name="T8">School: </text:span><text:span text:style-name="T8"><draw:control text:anchor-type="as-char" draw:z-index="13" draw:style-name="gr1" draw:text-style-name="P34" svg:width="2.5004in" svg:height="0.2504in" draw:control="control14"/></text:span><text:span text:style-name="T8"><text:tab/>School Phone: </text:span><text:span text:style-name="T6"><draw:control text:anchor-type="as-char" draw:z-index="4" draw:style-name="gr1" draw:text-style-name="P34" svg:width="2.0004in" svg:height="0.2504in" draw:control="control5"/></text:span></text:p>
      <text:p text:style-name="P15"><text:span text:style-name="T9">Billing</text:span><text:span text:style-name="T8"> Address: </text:span><text:span text:style-name="T10"><draw:control text:anchor-type="as-char" draw:z-index="14" draw:style-name="gr1" draw:text-style-name="P34" svg:width="5.0004in" svg:height="0.2504in" draw:control="control15"/></text:span></text:p>
      <text:p text:style-name="P14"><text:span text:style-name="T8">School Email: </text:span><text:span text:style-name="T6"><draw:control text:anchor-type="as-char" draw:z-index="5" draw:style-name="gr1" draw:text-style-name="P34" svg:width="2.5004in" svg:height="0.2504in" draw:control="control6"/></text:span><text:span text:style-name="T8"> <text:s/>CTE Cert.# </text:span><text:span text:style-name="T6"><draw:control text:anchor-type="as-char" draw:z-index="6" draw:style-name="gr1" draw:text-style-name="P34" svg:width="1.7504in" svg:height="0.2504in" draw:control="control7"/></text:span></text:p>
      <text:p text:style-name="P14"><text:span text:style-name="T8">Summer Address: </text:span><text:span text:style-name="T7"><draw:control text:anchor-type="as-char" draw:z-index="7" draw:style-name="gr1" draw:text-style-name="P34" svg:width="5.0004in" svg:height="0.2504in" draw:control="control8"/></text:span></text:p>
      <text:p text:style-name="P15"><text:span text:style-name="T8">Summer Phone: </text:span><text:span text:style-name="T6"><draw:control text:anchor-type="as-char" draw:z-index="8" draw:style-name="gr1" draw:text-style-name="P34" svg:width="2.0004in" svg:height="0.2504in" draw:control="control9"/></text:span><text:span text:style-name="T8"> Email:</text:span><text:span text:style-name="T6"><draw:control text:anchor-type="as-char" draw:z-index="9" draw:style-name="gr1" draw:text-style-name="P34" svg:width="2.5004in" svg:height="0.2504in" draw:control="control10"/></text:span><text:span text:style-name="T8"> <text:s text:c="4"/></text:span></text:p>
      <text:p text:style-name="P15"><text:span text:style-name="T9">Check Number</text:span><text:span text:style-name="T8">: </text:span><text:span text:style-name="T8"><draw:control text:anchor-type="as-char" draw:z-index="15" draw:style-name="gr1" draw:text-style-name="P34" svg:width="2.0004in" svg:height="0.2504in" draw:control="control16"/></text:span><text:span text:style-name="T8"> </text:span><text:span text:style-name="T9">PO Number</text:span><text:span text:style-name="T8">:</text:span><text:span text:style-name="T8"><draw:control text:anchor-type="as-char" draw:z-index="16" draw:style-name="gr1" draw:text-style-name="P34" svg:width="2.0004in" svg:height="0.2504in" draw:control="control17"/></text:span><text:span text:style-name="T8"> <text:s text:c="25"/></text:span></text:p>
      <text:p text:style-name="P8"/>
      <text:p text:style-name="P2">Registration Fees: <text:s/>$535 ($575 After May 2<text:span text:style-name="T23">6</text:span>th)</text:p>
      <text:p text:style-name="P13">(Registration includes five hosted meals (3 lunches, 2 Dinners), notebook, software, copy services and </text:p>
      <text:p text:style-name="P12"><text:span text:style-name="T11"><text:tab/>(</text:span><text:span text:style-name="T13">40 STEM Clock Hours.)</text:span></text:p>
      <text:p text:style-name="P10">Check Where Applicable (Please!) </text:p>
      <text:p text:style-name="P9"><draw:control text:anchor-type="as-char" draw:z-index="10" draw:style-name="gr2" draw:text-style-name="P35" svg:width="0.2504in" svg:height="0.2504in" draw:control="control11"/>Applied Mathematics Algebra I Initial Certification <text:s text:c="2"/>*</text:p>
      <text:p text:style-name="P9"><draw:control text:anchor-type="as-char" draw:z-index="11" draw:style-name="gr2" draw:text-style-name="P35" svg:width="0.2504in" svg:height="0.2504in" draw:control="control12"/>Applied Mathematics Geometry/Algebra II/Curriculum Development <text:s/>**</text:p>
      <text:p text:style-name="P9"><draw:control text:anchor-type="as-char" draw:z-index="12" draw:style-name="gr2" draw:text-style-name="P35" svg:width="0.2504in" svg:height="0.2504in" draw:control="control13"/>"3rd Year Math Option" Applied Mathematics - Financial Algebra </text:p>
      <text:p text:style-name="P22"><text:tab/>(Cengage Annotated Instructor's Edition)</text:p>
      <text:p text:style-name="P16">** <text:s/>Lesson Plans/Labs are developed to address the CCSS, ELL and STEM</text:p>
      <text:p text:style-name="P16">** <text:s/>CORD and AMME Applied Math materials are used as reference and guidelines</text:p>
      <text:p text:style-name="P17"/>
      <text:list xml:id="list5958727234192662484" text:style-name="WW8Num4">
        <text:list-item>
          <text:p text:style-name="P24">Participants must bring with them a scientific calculator, all Applied Math teachers editions of the textbooks they plan to use during the coming year <text:s/></text:p>
        </text:list-item>
        <text:list-item>
          <text:p text:style-name="P24">A computer is essential and a printer would be extremely useful.</text:p>
        </text:list-item>
      </text:list>
      <text:p text:style-name="P21"><text:span text:style-name="T20">Deadline for early registration is May 2</text:span><text:span text:style-name="T21">6</text:span><text:span text:style-name="T20">, 201</text:span><text:span text:style-name="T21">7</text:span><text:span text:style-name="T18">. <text:s/>Registrations received after this date will be on a "space available" basis at $575.00 per participant.</text:span></text:p>
      <text:list xml:id="list1752458121706096317" text:style-name="WW8Num3">
        <text:list-item>
          <text:p text:style-name="P32">Conference Check-in and on-site registration (space available) may be made in the motel lobby Sunday, June 26th, between 1:00 and 3:15. <text:s/>Three (3) continuing education credits are available from CWU for an additional fee of $70 per credit.</text:p>
        </text:list-item>
        <text:list-item>
          <text:p text:style-name="P33">The Summer Conference starts at 3:30 on June 26th and ends at noon on June 30th.</text:p>
        </text:list-item>
      </text:list>
      <text:p text:style-name="P11"/>
      <text:p text:style-name="P26"><text:span text:style-name="T31">WAMC CANCELLATION &amp; REFUND POLICY</text:span></text:p>
      <text:p text:style-name="P25"><text:span text:style-name="T28">Districts or individuals wishing to reserve a slot may do so by sending a check with a registration form for $250 with the remainder payable at check-in. <text:s/></text:span><text:span text:style-name="T32">Deposits are non-refundable.</text:span><text:span text:style-name="T28">  The total amount ($565) will be due for cancellations received after May 26, 2017. <text:s/>An administrative fee of $75 will be charged for all canceled reservations, prior to May 27, 2016. <text:s text:c="2"/></text:span><text:span text:style-name="T33">All cancellations must be in writing.</text:span><text:span text:style-name="T28"> <text:s/>Districts may make substitutions with a written notification at least 3 days prior to the conference. <text:s/></text:span><text:span text:style-name="T34">There will be no refunds for no-shows.</text:span></text:p>
      <text:p text:style-name="P1"><text:span text:style-name="T17">For additional information call Ron Noble (509) 684-5541 <text:s/>or email, <text:s/></text:span><text:a xlink:type="simple" xlink:href="mailto:Rnoble@wa-appliedmath.org" text:style-name="Internet_20_link" text:visited-style-name="Visited_20_Internet_20_Link"><text:span text:style-name="T5">Rnoble@wa-appliedmath.or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2" svg:font-family="Arial" style:font-adornments="Regular" style:font-family-generic="swiss"/>
    <style:font-face style:name="Palatino" svg:font-family="Palatino, 'Book Antiqua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1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Palatino" fo:font-family="Palatino, 'Book Antiqua'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Palatino" style:font-family-complex="Palatino, 'Book Antiqua'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paragraph-properties fo:margin-left="0in" fo:margin-right="-0.25in" fo:text-indent="0in" style:auto-text-indent="false"/>
      <style:text-properties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text-align="center" style:justify-single-word="false" fo:keep-with-next="always"/>
      <style:text-properties fo:font-size="18pt" style:font-size-asian="18pt"/>
    </style:style>
    <style:style style:name="TOP_20_LINE" style:display-name="TOP LINE" style:family="paragraph" style:parent-style-name="Standard">
      <style:paragraph-properties fo:text-align="center" style:justify-single-word="false"/>
      <style:text-properties fo:font-size="14pt" fo:text-shadow="1pt 1pt" fo:font-weight="bold" style:font-size-asian="14pt" style:font-weight-asian="bold"/>
    </style:style>
    <style:style style:name="Teri" style:family="paragraph" style:parent-style-name="Standard">
      <style:text-properties style:font-name="Palatino" fo:font-family="Palatino, 'Book Antiqua'" style:font-pitch="variable" style:font-name-complex="Palatino" style:font-family-complex="Palatino, 'Book Antiqua'" style:font-pitch-complex="variabl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/>
    </style:style>
    <style:style style:name="Block_20_Text" style:display-name="Block Text" style:family="paragraph" style:parent-style-name="Standard">
      <style:paragraph-properties fo:margin-left="0.4374in" fo:margin-right="0.1874in" fo:text-indent="0in" style:auto-text-indent="false">
        <style:tab-stops>
          <style:tab-stop style:position="0.4374in"/>
          <style:tab-stop style:position="2.5in"/>
          <style:tab-stop style:position="3.25in"/>
          <style:tab-stop style:position="3.4307in"/>
        </style:tab-stops>
      </style:paragraph-properties>
      <style:text-properties fo:font-size="9pt" fo:font-style="italic" fo:font-weight="bold" style:font-size-asian="9pt" style:font-style-asian="italic" style:font-weight-asian="bold" style:font-style-complex="italic" style:font-weight-complex="bold"/>
    </style:style>
    <style:style style:name="Body_20_Text_20_2" style:display-name="Body Text 2" style:family="paragraph" style:parent-style-name="Standard">
      <style:paragraph-properties>
        <style:tab-stops>
          <style:tab-stop style:position="2.5in"/>
          <style:tab-stop style:position="3.25in"/>
          <style:tab-stop style:position="3.4307in"/>
        </style:tab-stops>
      </style:paragraph-properties>
      <style:text-properties fo:font-size="10pt" fo:font-weight="bold" style:font-size-asian="10pt" style:font-weight-asian="bold" style:font-style-complex="italic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1pt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12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2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Palatino" fo:font-family="Palatino, 'Book Antiqua'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0.9902in" style:num-format="1" style:print-orientation="portrait" fo:margin-top="0.3126in" fo:margin-bottom="0.3181in" fo:margin-left="0.5484in" fo:margin-right="0.5484in" fo:border="1.5pt double #000000" style:border-line-width="0.0071in 0.0071in 0.0071in" fo:padding-top="0.1665in" fo:padding-bottom="0.111in" fo:padding-left="0.4307in" fo:padding-right="0.4307in" fo:background-color="#ffffff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ed Math Summer Inservices</dc:title>
    <meta:initial-creator>Tom Crook</meta:initial-creator>
    <meta:creation-date>2015-08-03T09:45:00</meta:creation-date>
    <dc:date>2016-07-23T20:55:52.204407466</dc:date>
    <meta:print-date>2011-08-12T14:01:00</meta:print-date>
    <meta:editing-cycles>36</meta:editing-cycles>
    <meta:editing-duration>PT19H31M21S</meta:editing-duration>
    <meta:generator>LibreOffice/5.1.2.2.0$Linux_X86_64 LibreOffice_project/10m0$Build-2</meta:generator>
    <meta:document-statistic meta:table-count="0" meta:image-count="0" meta:object-count="0" meta:page-count="1" meta:paragraph-count="37" meta:word-count="396" meta:character-count="2629" meta:non-whitespace-character-count="2193"/>
  </office:meta>
</office:document-meta>
</file>